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6" style:family="table-cell" style:parent-style-name="Default">
      <style:table-cell-properties fo:background-color="#fcd4d1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fedcc6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7" style:family="table-cell" style:parent-style-name="Default">
      <style:table-cell-properties fo:background-color="#ffaa95"/>
    </style:style>
    <style:style style:name="ce68" style:family="table-cell" style:parent-style-name="Default">
      <style:table-cell-properties fo:background-color="#ffe994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71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72" style:family="table-cell" style:parent-style-name="Default">
      <style:table-cell-properties fo:background-color="#add58a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5ce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fo:background-color="#e0c2cd"/>
    </style:style>
    <style:style style:name="ce42" style:family="table-cell" style:parent-style-name="Default">
      <style:table-cell-properties fo:background-color="#ffffd7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7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7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60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61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56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YO8000 update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01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74" office:value-type="string" calcext:value-type="string">
            <text:p>many!!!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54" office:value-type="float" office:value="1001" calcext:value-type="float">
            <text:p>100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2 / E51</text:p>
          </table:table-cell>
          <table:table-cell table:style-name="ce54" office:value-type="float" office:value="1002" calcext:value-type="float">
            <text:p>1002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string" calcext:value-type="string">
            <text:p>65?</text:p>
          </table:table-cell>
          <table:table-cell table:style-name="ce74"/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54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8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string" calcext:value-type="string">
            <text:p>65/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53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<text:s/></text:p>
          </table:table-cell>
          <table:table-cell table:style-name="ce74"/>
          <table:table-cell table:style-name="ce74" office:value-type="float" office:value="1933" calcext:value-type="float">
            <text:p>1933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3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<text:s/>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EF18</text:p>
          </table:table-cell>
          <table:table-cell table:style-name="ce80" office:value-type="string" calcext:value-type="string">
            <text:p>subtype ef58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-3 Close pantos</text:p>
          </table:table-cell>
          <table:table-cell table:style-name="ce74" table:number-columns-repeated="2"/>
          <table:table-cell table:style-name="ce74" office:value-type="string" calcext:value-type="string">
            <text:p>85/110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81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 office:value-type="float" office:value="10" calcext:value-type="float">
            <text:p>10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81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3"/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 kW</text:p>
          </table:table-cell>
          <table:table-cell table:style-name="ce74" office:value-type="string" calcext:value-type="string">
            <text:p>230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4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 table:number-columns-repeated="2"/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5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</text:p>
          </table:table-cell>
          <table:table-cell table:style-name="ce54" table:number-columns-repeated="2"/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6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maybe a refit</text:p>
          </table:table-cell>
          <table:table-cell table:style-name="ce54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61/62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shorten?</text:p>
          </table:table-cell>
          <table:table-cell table:style-name="ce54"/>
          <table:table-cell table:style-name="ce54" office:value-type="string" calcext:value-type="string">
            <text:p>1958/1974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TODO shorten <text:s/></text:p>
          </table:table-cell>
          <table:table-cell table:style-name="ce54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D72/73</text:p>
          </table:table-cell>
          <table:table-cell table:style-name="ce67" office:value-type="float" office:value="1068" calcext:value-type="float">
            <text:p>1068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6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77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/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1" office:value-type="string" calcext:value-type="string">
            <text:p>ED79</text:p>
          </table:table-cell>
          <table:table-cell table:style-name="ce67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67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2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 table:number-columns-repeated="5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 variants</text:p>
          </table:table-cell>
          <table:table-cell table:style-name="ce54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string" calcext:value-type="string">
            <text:p>0x4d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base on DD13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018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2"/>
          <table:table-cell table:number-columns-repeated="16373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/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table:number-columns-repeated="16373"/>
        </table:table-row>
        <table:table-row table:style-name="ro3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100" calcext:value-type="float">
            <text:p>100</text:p>
          </table:table-cell>
          <table:table-cell table:style-name="ce65"/>
          <table:table-cell table:number-columns-repeated="16374"/>
        </table:table-row>
        <table:table-row table:style-name="ro3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67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4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3">
          <table:table-cell table:style-name="ce67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67"/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xb54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6376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3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 table:number-columns-repeated="16374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4"/>
          <table:table-cell table:number-columns-repeated="4"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3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1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6374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 table:number-columns-repeated="5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/>
          <table:table-cell table:style-name="ce54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3">
          <table:table-cell table:style-name="ce60" office:value-type="string" calcext:value-type="string">
            <text:p>KOKI 106 Marine Container Wagon</text:p>
          </table:table-cell>
          <table:table-cell table:style-name="ce54"/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3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KOKI Default (M250 trailer)</text:p>
          </table:table-cell>
          <table:table-cell table:style-name="ce54"/>
          <table:table-cell table:style-name="ce82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74"/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54"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20000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3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3">
          <table:table-cell table:style-name="ce57" office:value-type="string" calcext:value-type="string">
            <text:p>TOKI 21500 Coil Carrier</text:p>
          </table:table-cell>
          <table:table-cell table:style-name="ce54"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3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3">
          <table:table-cell table:style-name="ce57" office:value-type="string" calcext:value-type="string">
            <text:p>TOKI 23900 Metal Carrier</text:p>
          </table:table-cell>
          <table:table-cell table:style-name="ce54"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/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2-09-26T00:23:55.628156021</dc:date>
    <meta:editing-duration>P88DT14H27M32S</meta:editing-duration>
    <meta:editing-cycles>102</meta:editing-cycles>
    <meta:generator>LibreOffice/7.4.0.3$MacOSX_AARCH64 LibreOffice_project/f85e47c08ddd19c015c0114a68350214f7066f5a</meta:generator>
    <meta:document-statistic meta:table-count="4" meta:cell-count="1826" meta:object-count="0"/>
  </office:meta>
</office:document-meta>
</file>